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7bb9" officeooo:paragraph-rsid="00077bb9"/>
    </style:style>
    <style:style style:name="P2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Conditional Loops</text:p>
      <text:p text:style-name="Preformatted_20_Text"/>
      <text:p text:style-name="P2">1) Find the sum of first n prime numbers.</text:p>
      <text:p text:style-name="Standard"/>
      <text:p text:style-name="Standard">god@god:~/Desktop$ ./assignment4_5.sh</text:p>
      <text:p text:style-name="Standard">Enter number5</text:p>
      <text:p text:style-name="Standard">count 5</text:p>
      <text:p text:style-name="Standard">hello 2 </text:p>
      <text:p text:style-name="Standard">hello 3 </text:p>
      <text:p text:style-name="Standard">helo 5</text:p>
      <text:p text:style-name="Standard">helo 7</text:p>
      <text:p text:style-name="Standard">helo 11</text:p>
      <text:p text:style-name="Standard">The sum of prime number is 28 </text:p>
      <text:p text:style-name="P1"/>
      <text:p text:style-name="P1">CONTENTS IN THE FILE “assignment4_5.sh”</text:p>
      <text:p text:style-name="P1"/>
      <text:p text:style-name="Standard">#!/usr/bin/env bash</text:p>
      <text:p text:style-name="Standard"/>
      <text:p text:style-name="Standard">prime()</text:p>
      <text:p text:style-name="Standard">{</text:p>
      <text:p text:style-name="Standard">count=$1</text:p>
      <text:p text:style-name="Standard">i=2</text:p>
      <text:p text:style-name="Standard">echo "count $count"</text:p>
      <text:p text:style-name="Standard">while [ $count -gt 0 ]</text:p>
      <text:p text:style-name="Standard">do</text:p>
      <text:p text:style-name="Standard">l=$((i%2))</text:p>
      <text:p text:style-name="Standard">k=$((i%3))</text:p>
      <text:p text:style-name="Standard">if [ $i -eq 2 ] || [ $i -eq 3 ]; then</text:p>
      <text:p text:style-name="Standard">p=$[$p+$i]</text:p>
      <text:p text:style-name="Standard">echo "hello $i "</text:p>
      <text:p text:style-name="Standard">count=$[$count-1]</text:p>
      <text:p text:style-name="Standard">i=$[$i+1]</text:p>
      <text:p text:style-name="Standard">elif [ $l != 0 ] &amp;&amp; [ $k != 0 ]; then</text:p>
      <text:p text:style-name="Standard">p=$[$p+$i]</text:p>
      <text:p text:style-name="Standard">echo "helo $i"</text:p>
      <text:p text:style-name="Standard">count=$[$count-1]</text:p>
      <text:p text:style-name="Standard">i=$[$i+1]</text:p>
      <text:p text:style-name="Standard">else</text:p>
      <text:p text:style-name="Standard">i=$[$i+1]</text:p>
      <text:p text:style-name="Standard">fi</text:p>
      <text:p text:style-name="Standard">done</text:p>
      <text:p text:style-name="Standard">echo "The sum of prime number is $p "</text:p>
      <text:p text:style-name="Standard">}</text:p>
      <text:p text:style-name="Standard"/>
      <text:p text:style-name="Standard">read -p "Enter number" k</text:p>
      <text:p text:style-name="Standard">prime $k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5T15:00:37.455994568</meta:creation-date>
    <dc:date>2023-10-05T20:17:07.067897512</dc:date>
    <meta:editing-duration>PT1M5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40" meta:word-count="117" meta:character-count="585" meta:non-whitespace-character-count="505"/>
  </office:meta>
</office:document-meta>
</file>